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10905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5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4863" table:style-name="ce13">
            <text:p>224,863</text:p>
          </table:table-cell>
          <table:table-cell office:value-type="float" office:value="111119" table:style-name="ce13">
            <text:p>111,119</text:p>
          </table:table-cell>
          <table:table-cell office:value-type="float" office:value="1834" table:style-name="ce13">
            <text:p>1,834</text:p>
          </table:table-cell>
          <table:table-cell office:value-type="float" office:value="1875" table:style-name="ce13">
            <text:p>1,875</text:p>
          </table:table-cell>
          <table:table-cell office:value-type="float" office:value="195618" table:style-name="ce13">
            <text:p>195,618</text:p>
          </table:table-cell>
          <table:table-cell office:value-type="float" office:value="27741" table:style-name="ce13">
            <text:p>27,741</text:p>
          </table:table-cell>
          <table:table-cell office:value-type="float" office:value="605475" table:style-name="ce13">
            <text:p>605,475</text:p>
          </table:table-cell>
          <table:table-cell office:value-type="float" office:value="673" table:style-name="ce13">
            <text:p>673</text:p>
          </table:table-cell>
          <table:table-cell office:value-type="float" office:value="0.21" table:style-name="ce14">
            <text:p>0.21</text:p>
          </table:table-cell>
          <table:table-cell office:value-type="float" office:value="0.11" table:style-name="ce14">
            <text:p>0.11</text:p>
          </table:table-cell>
          <table:table-cell office:value-type="float" office:value="615.13" table:style-name="ce14">
            <text:p>615.13</text:p>
          </table:table-cell>
          <table:table-cell office:value-type="float" office:value="490" table:style-name="ce13">
            <text:p>490</text:p>
          </table:table-cell>
          <table:table-cell office:value-type="float" office:value="2677" table:style-name="ce13">
            <text:p>2,6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5918" table:style-name="ce13">
            <text:p>335,918</text:p>
          </table:table-cell>
          <table:table-cell office:value-type="float" office:value="154470" table:style-name="ce13">
            <text:p>154,470</text:p>
          </table:table-cell>
          <table:table-cell office:value-type="float" office:value="2080" table:style-name="ce13">
            <text:p>2,080</text:p>
          </table:table-cell>
          <table:table-cell office:value-type="float" office:value="2024" table:style-name="ce13">
            <text:p>2,024</text:p>
          </table:table-cell>
          <table:table-cell office:value-type="float" office:value="386601" table:style-name="ce13">
            <text:p>386,601</text:p>
          </table:table-cell>
          <table:table-cell office:value-type="float" office:value="97789" table:style-name="ce13">
            <text:p>97,789</text:p>
          </table:table-cell>
          <table:table-cell office:value-type="float" office:value="721636" table:style-name="ce13">
            <text:p>721,636</text:p>
          </table:table-cell>
          <table:table-cell office:value-type="float" office:value="553" table:style-name="ce13">
            <text:p>553</text:p>
          </table:table-cell>
          <table:table-cell office:value-type="float" office:value="0.44" table:style-name="ce14">
            <text:p>0.44</text:p>
          </table:table-cell>
          <table:table-cell office:value-type="float" office:value="0.32" table:style-name="ce14">
            <text:p>0.32</text:p>
          </table:table-cell>
          <table:table-cell office:value-type="float" office:value="912.5" table:style-name="ce14">
            <text:p>912.50</text:p>
          </table:table-cell>
          <table:table-cell office:value-type="float" office:value="1351" table:style-name="ce13">
            <text:p>1,351</text:p>
          </table:table-cell>
          <table:table-cell office:value-type="float" office:value="9503" table:style-name="ce13">
            <text:p>9,5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59835" table:style-name="ce13">
            <text:p>559,835</text:p>
          </table:table-cell>
          <table:table-cell office:value-type="float" office:value="347591" table:style-name="ce13">
            <text:p>347,591</text:p>
          </table:table-cell>
          <table:table-cell office:value-type="float" office:value="10014" table:style-name="ce13">
            <text:p>10,014</text:p>
          </table:table-cell>
          <table:table-cell office:value-type="float" office:value="3857" table:style-name="ce13">
            <text:p>3,857</text:p>
          </table:table-cell>
          <table:table-cell office:value-type="float" office:value="736272" table:style-name="ce13">
            <text:p>736,272</text:p>
          </table:table-cell>
          <table:table-cell office:value-type="float" office:value="357625" table:style-name="ce13">
            <text:p>357,625</text:p>
          </table:table-cell>
          <table:table-cell office:value-type="float" office:value="2648205" table:style-name="ce13">
            <text:p>2,648,205</text:p>
          </table:table-cell>
          <table:table-cell office:value-type="float" office:value="1752" table:style-name="ce13">
            <text:p>1,752</text:p>
          </table:table-cell>
          <table:table-cell office:value-type="float" office:value="0.27" table:style-name="ce14">
            <text:p>0.27</text:p>
          </table:table-cell>
          <table:table-cell office:value-type="float" office:value="0.2" table:style-name="ce14">
            <text:p>0.20</text:p>
          </table:table-cell>
          <table:table-cell office:value-type="float" office:value="423.32" table:style-name="ce14">
            <text:p>423.32</text:p>
          </table:table-cell>
          <table:table-cell office:value-type="float" office:value="6095" table:style-name="ce13">
            <text:p>6,095</text:p>
          </table:table-cell>
          <table:table-cell office:value-type="float" office:value="27466" table:style-name="ce13">
            <text:p>27,4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46224" table:style-name="ce13">
            <text:p>1,246,224</text:p>
          </table:table-cell>
          <table:table-cell office:value-type="float" office:value="752249" table:style-name="ce13">
            <text:p>752,249</text:p>
          </table:table-cell>
          <table:table-cell office:value-type="float" office:value="15362" table:style-name="ce13">
            <text:p>15,362</text:p>
          </table:table-cell>
          <table:table-cell office:value-type="float" office:value="9606" table:style-name="ce13">
            <text:p>9,606</text:p>
          </table:table-cell>
          <table:table-cell office:value-type="float" office:value="1400525" table:style-name="ce13">
            <text:p>1,400,525</text:p>
          </table:table-cell>
          <table:table-cell office:value-type="float" office:value="1421096" table:style-name="ce13">
            <text:p>1,421,096</text:p>
          </table:table-cell>
          <table:table-cell office:value-type="float" office:value="3680763" table:style-name="ce13">
            <text:p>3,680,763</text:p>
          </table:table-cell>
          <table:table-cell office:value-type="float" office:value="8396" table:style-name="ce13">
            <text:p>8,396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771.14" table:style-name="ce14">
            <text:p>1,771.14</text:p>
          </table:table-cell>
          <table:table-cell office:value-type="float" office:value="5848" table:style-name="ce13">
            <text:p>5,848</text:p>
          </table:table-cell>
          <table:table-cell office:value-type="float" office:value="29674" table:style-name="ce13">
            <text:p>29,6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20607" table:style-name="ce13">
            <text:p>1,020,607</text:p>
          </table:table-cell>
          <table:table-cell office:value-type="float" office:value="771420" table:style-name="ce13">
            <text:p>771,420</text:p>
          </table:table-cell>
          <table:table-cell office:value-type="float" office:value="8137" table:style-name="ce13">
            <text:p>8,137</text:p>
          </table:table-cell>
          <table:table-cell office:value-type="float" office:value="8739" table:style-name="ce13">
            <text:p>8,739</text:p>
          </table:table-cell>
          <table:table-cell office:value-type="float" office:value="1029340" table:style-name="ce13">
            <text:p>1,029,340</text:p>
          </table:table-cell>
          <table:table-cell office:value-type="float" office:value="2956160" table:style-name="ce13">
            <text:p>2,956,160</text:p>
          </table:table-cell>
          <table:table-cell office:value-type="float" office:value="3262118" table:style-name="ce13">
            <text:p>3,262,118</text:p>
          </table:table-cell>
          <table:table-cell office:value-type="float" office:value="1262" table:style-name="ce13">
            <text:p>1,262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398.61" table:style-name="ce14">
            <text:p>398.61</text:p>
          </table:table-cell>
          <table:table-cell office:value-type="float" office:value="0" table:style-name="ce13">
            <text:p>0</text:p>
          </table:table-cell>
          <table:table-cell office:value-type="float" office:value="15210" table:style-name="ce13">
            <text:p>15,2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3398" table:style-name="ce13">
            <text:p>533,398</text:p>
          </table:table-cell>
          <table:table-cell office:value-type="float" office:value="229800" table:style-name="ce13">
            <text:p>229,800</text:p>
          </table:table-cell>
          <table:table-cell office:value-type="float" office:value="4168" table:style-name="ce13">
            <text:p>4,168</text:p>
          </table:table-cell>
          <table:table-cell office:value-type="float" office:value="3633" table:style-name="ce13">
            <text:p>3,633</text:p>
          </table:table-cell>
          <table:table-cell office:value-type="float" office:value="292556" table:style-name="ce13">
            <text:p>292,556</text:p>
          </table:table-cell>
          <table:table-cell office:value-type="float" office:value="256585" table:style-name="ce13">
            <text:p>256,585</text:p>
          </table:table-cell>
          <table:table-cell office:value-type="float" office:value="1281666" table:style-name="ce13">
            <text:p>1,281,666</text:p>
          </table:table-cell>
          <table:table-cell office:value-type="float" office:value="678" table:style-name="ce13">
            <text:p>678</text:p>
          </table:table-cell>
          <table:table-cell office:value-type="float" office:value="0.36" table:style-name="ce14">
            <text:p>0.36</text:p>
          </table:table-cell>
          <table:table-cell office:value-type="float" office:value="0" table:style-name="ce14">
            <text:p>0.00</text:p>
          </table:table-cell>
          <table:table-cell office:value-type="float" office:value="566.74" table:style-name="ce14">
            <text:p>566.74</text:p>
          </table:table-cell>
          <table:table-cell office:value-type="float" office:value="2046" table:style-name="ce13">
            <text:p>2,046</text:p>
          </table:table-cell>
          <table:table-cell office:value-type="float" office:value="7213" table:style-name="ce13">
            <text:p>7,2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37277" table:style-name="ce13">
            <text:p>437,277</text:p>
          </table:table-cell>
          <table:table-cell office:value-type="float" office:value="234869" table:style-name="ce13">
            <text:p>234,869</text:p>
          </table:table-cell>
          <table:table-cell office:value-type="float" office:value="2470" table:style-name="ce13">
            <text:p>2,470</text:p>
          </table:table-cell>
          <table:table-cell office:value-type="float" office:value="2422" table:style-name="ce13">
            <text:p>2,422</text:p>
          </table:table-cell>
          <table:table-cell office:value-type="float" office:value="632725" table:style-name="ce13">
            <text:p>632,725</text:p>
          </table:table-cell>
          <table:table-cell office:value-type="float" office:value="579157" table:style-name="ce13">
            <text:p>579,157</text:p>
          </table:table-cell>
          <table:table-cell office:value-type="float" office:value="1006198" table:style-name="ce13">
            <text:p>1,006,198</text:p>
          </table:table-cell>
          <table:table-cell office:value-type="float" office:value="5692" table:style-name="ce13">
            <text:p>5,692</text:p>
          </table:table-cell>
          <table:table-cell office:value-type="float" office:value="0.22" table:style-name="ce14">
            <text:p>0.22</text:p>
          </table:table-cell>
          <table:table-cell office:value-type="float" office:value="0.16" table:style-name="ce14">
            <text:p>0.16</text:p>
          </table:table-cell>
          <table:table-cell office:value-type="float" office:value="1571.14" table:style-name="ce14">
            <text:p>1,571.14</text:p>
          </table:table-cell>
          <table:table-cell office:value-type="float" office:value="3314" table:style-name="ce13">
            <text:p>3,314</text:p>
          </table:table-cell>
          <table:table-cell office:value-type="float" office:value="18634" table:style-name="ce13">
            <text:p>18,6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556848" table:style-name="ce13">
            <text:p>3,556,848</text:p>
          </table:table-cell>
          <table:table-cell office:value-type="float" office:value="2282200" table:style-name="ce13">
            <text:p>2,282,200</text:p>
          </table:table-cell>
          <table:table-cell office:value-type="float" office:value="48177" table:style-name="ce13">
            <text:p>48,177</text:p>
          </table:table-cell>
          <table:table-cell office:value-type="float" office:value="25552" table:style-name="ce13">
            <text:p>25,552</text:p>
          </table:table-cell>
          <table:table-cell office:value-type="float" office:value="5220127" table:style-name="ce13">
            <text:p>5,220,127</text:p>
          </table:table-cell>
          <table:table-cell office:value-type="float" office:value="18764032" table:style-name="ce13">
            <text:p>18,764,032</text:p>
          </table:table-cell>
          <table:table-cell office:value-type="float" office:value="21371405" table:style-name="ce13">
            <text:p>21,371,405</text:p>
          </table:table-cell>
          <table:table-cell office:value-type="float" office:value="77616" table:style-name="ce13">
            <text:p>77,616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313.98" table:style-name="ce14">
            <text:p>1,313.98</text:p>
          </table:table-cell>
          <table:table-cell office:value-type="float" office:value="23670" table:style-name="ce13">
            <text:p>23,670</text:p>
          </table:table-cell>
          <table:table-cell office:value-type="float" office:value="114788" table:style-name="ce13">
            <text:p>114,7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6905897" table:style-name="ce13">
            <text:p>6,905,897</text:p>
          </table:table-cell>
          <table:table-cell office:value-type="float" office:value="5001822" table:style-name="ce13">
            <text:p>5,001,822</text:p>
          </table:table-cell>
          <table:table-cell office:value-type="float" office:value="58330" table:style-name="ce13">
            <text:p>58,330</text:p>
          </table:table-cell>
          <table:table-cell office:value-type="float" office:value="26173" table:style-name="ce13">
            <text:p>26,173</text:p>
          </table:table-cell>
          <table:table-cell office:value-type="float" office:value="17761445" table:style-name="ce13">
            <text:p>17,761,445</text:p>
          </table:table-cell>
          <table:table-cell office:value-type="float" office:value="14405685" table:style-name="ce13">
            <text:p>14,405,685</text:p>
          </table:table-cell>
          <table:table-cell office:value-type="float" office:value="34030076" table:style-name="ce13">
            <text:p>34,030,076</text:p>
          </table:table-cell>
          <table:table-cell office:value-type="float" office:value="164994" table:style-name="ce13">
            <text:p>164,994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1262.49" table:style-name="ce14">
            <text:p>1,262.49</text:p>
          </table:table-cell>
          <table:table-cell office:value-type="float" office:value="47861" table:style-name="ce13">
            <text:p>47,861</text:p>
          </table:table-cell>
          <table:table-cell office:value-type="float" office:value="224096" table:style-name="ce13">
            <text:p>224,0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3174" table:style-name="ce13">
            <text:p>13,174</text:p>
          </table:table-cell>
          <table:table-cell office:value-type="float" office:value="6145" table:style-name="ce13">
            <text:p>6,145</text:p>
          </table:table-cell>
          <table:table-cell office:value-type="float" office:value="527" table:style-name="ce13">
            <text:p>527</text:p>
          </table:table-cell>
          <table:table-cell office:value-type="float" office:value="97" table:style-name="ce13">
            <text:p>97</text:p>
          </table:table-cell>
          <table:table-cell office:value-type="float" office:value="10369" table:style-name="ce13">
            <text:p>10,369</text:p>
          </table:table-cell>
          <table:table-cell office:value-type="float" office:value="0" table:style-name="ce13">
            <text:p>0</text:p>
          </table:table-cell>
          <table:table-cell office:value-type="float" office:value="178393" table:style-name="ce13">
            <text:p>178,393</text:p>
          </table:table-cell>
          <table:table-cell office:value-type="float" office:value="78" table:style-name="ce13">
            <text:p>78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422.8" table:style-name="ce14">
            <text:p>422.80</text:p>
          </table:table-cell>
          <table:table-cell office:value-type="float" office:value="0" table:style-name="ce13">
            <text:p>0</text:p>
          </table:table-cell>
          <table:table-cell office:value-type="float" office:value="389" table:style-name="ce13">
            <text:p>3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44030" table:style-name="ce13">
            <text:p>944,030</text:p>
          </table:table-cell>
          <table:table-cell office:value-type="float" office:value="612018" table:style-name="ce13">
            <text:p>612,018</text:p>
          </table:table-cell>
          <table:table-cell office:value-type="float" office:value="20337" table:style-name="ce13">
            <text:p>20,337</text:p>
          </table:table-cell>
          <table:table-cell office:value-type="float" office:value="3902" table:style-name="ce13">
            <text:p>3,902</text:p>
          </table:table-cell>
          <table:table-cell office:value-type="float" office:value="1425534" table:style-name="ce13">
            <text:p>1,425,534</text:p>
          </table:table-cell>
          <table:table-cell office:value-type="float" office:value="2527337" table:style-name="ce13">
            <text:p>2,527,337</text:p>
          </table:table-cell>
          <table:table-cell office:value-type="float" office:value="3102924" table:style-name="ce13">
            <text:p>3,102,924</text:p>
          </table:table-cell>
          <table:table-cell office:value-type="float" office:value="2981" table:style-name="ce13">
            <text:p>2,981</text:p>
          </table:table-cell>
          <table:table-cell office:value-type="float" office:value="0.27" table:style-name="ce14">
            <text:p>0.27</text:p>
          </table:table-cell>
          <table:table-cell office:value-type="float" office:value="0.13" table:style-name="ce14">
            <text:p>0.13</text:p>
          </table:table-cell>
          <table:table-cell office:value-type="float" office:value="493.31" table:style-name="ce14">
            <text:p>493.31</text:p>
          </table:table-cell>
          <table:table-cell office:value-type="float" office:value="5501" table:style-name="ce13">
            <text:p>5,501</text:p>
          </table:table-cell>
          <table:table-cell office:value-type="float" office:value="26689" table:style-name="ce13">
            <text:p>26,6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73104" table:style-name="ce13">
            <text:p>2,873,104</text:p>
          </table:table-cell>
          <table:table-cell office:value-type="float" office:value="2241077" table:style-name="ce13">
            <text:p>2,241,077</text:p>
          </table:table-cell>
          <table:table-cell office:value-type="float" office:value="11684" table:style-name="ce13">
            <text:p>11,684</text:p>
          </table:table-cell>
          <table:table-cell office:value-type="float" office:value="22281" table:style-name="ce13">
            <text:p>22,281</text:p>
          </table:table-cell>
          <table:table-cell office:value-type="float" office:value="11718486" table:style-name="ce13">
            <text:p>11,718,486</text:p>
          </table:table-cell>
          <table:table-cell office:value-type="float" office:value="10939388" table:style-name="ce13">
            <text:p>10,939,388</text:p>
          </table:table-cell>
          <table:table-cell office:value-type="float" office:value="13649119" table:style-name="ce13">
            <text:p>13,649,119</text:p>
          </table:table-cell>
          <table:table-cell office:value-type="float" office:value="88481" table:style-name="ce13">
            <text:p>88,481</text:p>
          </table:table-cell>
          <table:table-cell office:value-type="float" office:value="0.6" table:style-name="ce14">
            <text:p>0.60</text:p>
          </table:table-cell>
          <table:table-cell office:value-type="float" office:value="0.13" table:style-name="ce14">
            <text:p>0.13</text:p>
          </table:table-cell>
          <table:table-cell office:value-type="float" office:value="461.55" table:style-name="ce14">
            <text:p>461.55</text:p>
          </table:table-cell>
          <table:table-cell office:value-type="float" office:value="45387" table:style-name="ce13">
            <text:p>45,387</text:p>
          </table:table-cell>
          <table:table-cell office:value-type="float" office:value="277539" table:style-name="ce13">
            <text:p>277,5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3151" table:style-name="ce13">
            <text:p>203,151</text:p>
          </table:table-cell>
          <table:table-cell office:value-type="float" office:value="111534" table:style-name="ce13">
            <text:p>111,534</text:p>
          </table:table-cell>
          <table:table-cell office:value-type="float" office:value="1361" table:style-name="ce13">
            <text:p>1,361</text:p>
          </table:table-cell>
          <table:table-cell office:value-type="float" office:value="764" table:style-name="ce13">
            <text:p>764</text:p>
          </table:table-cell>
          <table:table-cell office:value-type="float" office:value="351165" table:style-name="ce13">
            <text:p>351,165</text:p>
          </table:table-cell>
          <table:table-cell office:value-type="float" office:value="49961" table:style-name="ce13">
            <text:p>49,961</text:p>
          </table:table-cell>
          <table:table-cell office:value-type="float" office:value="708233" table:style-name="ce13">
            <text:p>708,233</text:p>
          </table:table-cell>
          <table:table-cell office:value-type="float" office:value="2294" table:style-name="ce13">
            <text:p>2,294</text:p>
          </table:table-cell>
          <table:table-cell office:value-type="float" office:value="0.19" table:style-name="ce14">
            <text:p>0.19</text:p>
          </table:table-cell>
          <table:table-cell office:value-type="float" office:value="0.03" table:style-name="ce14">
            <text:p>0.03</text:p>
          </table:table-cell>
          <table:table-cell office:value-type="float" office:value="339.16" table:style-name="ce14">
            <text:p>339.16</text:p>
          </table:table-cell>
          <table:table-cell office:value-type="float" office:value="1508" table:style-name="ce13">
            <text:p>1,508</text:p>
          </table:table-cell>
          <table:table-cell office:value-type="float" office:value="8408" table:style-name="ce13">
            <text:p>8,4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78097" table:style-name="ce13">
            <text:p>378,097</text:p>
          </table:table-cell>
          <table:table-cell office:value-type="float" office:value="268242" table:style-name="ce13">
            <text:p>268,242</text:p>
          </table:table-cell>
          <table:table-cell office:value-type="float" office:value="3826" table:style-name="ce13">
            <text:p>3,826</text:p>
          </table:table-cell>
          <table:table-cell office:value-type="float" office:value="2080" table:style-name="ce13">
            <text:p>2,080</text:p>
          </table:table-cell>
          <table:table-cell office:value-type="float" office:value="1289076" table:style-name="ce13">
            <text:p>1,289,076</text:p>
          </table:table-cell>
          <table:table-cell office:value-type="float" office:value="451866" table:style-name="ce13">
            <text:p>451,866</text:p>
          </table:table-cell>
          <table:table-cell office:value-type="float" office:value="2571865" table:style-name="ce13">
            <text:p>2,571,865</text:p>
          </table:table-cell>
          <table:table-cell office:value-type="float" office:value="5555" table:style-name="ce13">
            <text:p>5,555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1108.03" table:style-name="ce14">
            <text:p>1,108.03</text:p>
          </table:table-cell>
          <table:table-cell office:value-type="float" office:value="4713" table:style-name="ce13">
            <text:p>4,713</text:p>
          </table:table-cell>
          <table:table-cell office:value-type="float" office:value="28544" table:style-name="ce13">
            <text:p>28,5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4470" table:style-name="ce13">
            <text:p>144,470</text:p>
          </table:table-cell>
          <table:table-cell office:value-type="float" office:value="79929" table:style-name="ce13">
            <text:p>79,929</text:p>
          </table:table-cell>
          <table:table-cell office:value-type="float" office:value="1845" table:style-name="ce13">
            <text:p>1,845</text:p>
          </table:table-cell>
          <table:table-cell office:value-type="float" office:value="763" table:style-name="ce13">
            <text:p>763</text:p>
          </table:table-cell>
          <table:table-cell office:value-type="float" office:value="226417" table:style-name="ce13">
            <text:p>226,417</text:p>
          </table:table-cell>
          <table:table-cell office:value-type="float" office:value="51435" table:style-name="ce13">
            <text:p>51,435</text:p>
          </table:table-cell>
          <table:table-cell office:value-type="float" office:value="442047" table:style-name="ce13">
            <text:p>442,047</text:p>
          </table:table-cell>
          <table:table-cell office:value-type="float" office:value="329" table:style-name="ce13">
            <text:p>329</text:p>
          </table:table-cell>
          <table:table-cell office:value-type="float" office:value="0.39" table:style-name="ce14">
            <text:p>0.39</text:p>
          </table:table-cell>
          <table:table-cell office:value-type="float" office:value="0.01" table:style-name="ce14">
            <text:p>0.01</text:p>
          </table:table-cell>
          <table:table-cell office:value-type="float" office:value="1250.28" table:style-name="ce14">
            <text:p>1,250.28</text:p>
          </table:table-cell>
          <table:table-cell office:value-type="float" office:value="1904" table:style-name="ce13">
            <text:p>1,904</text:p>
          </table:table-cell>
          <table:table-cell office:value-type="float" office:value="7720" table:style-name="ce13">
            <text:p>7,7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57973" table:style-name="ce13">
            <text:p>657,973</text:p>
          </table:table-cell>
          <table:table-cell office:value-type="float" office:value="426543" table:style-name="ce13">
            <text:p>426,543</text:p>
          </table:table-cell>
          <table:table-cell office:value-type="float" office:value="8055" table:style-name="ce13">
            <text:p>8,055</text:p>
          </table:table-cell>
          <table:table-cell office:value-type="float" office:value="34393" table:style-name="ce13">
            <text:p>34,393</text:p>
          </table:table-cell>
          <table:table-cell office:value-type="float" office:value="2103572" table:style-name="ce13">
            <text:p>2,103,572</text:p>
          </table:table-cell>
          <table:table-cell office:value-type="float" office:value="1573118" table:style-name="ce13">
            <text:p>1,573,118</text:p>
          </table:table-cell>
          <table:table-cell office:value-type="float" office:value="4202565" table:style-name="ce13">
            <text:p>4,202,565</text:p>
          </table:table-cell>
          <table:table-cell office:value-type="float" office:value="21332" table:style-name="ce13">
            <text:p>21,332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1952.79" table:style-name="ce14">
            <text:p>1,952.79</text:p>
          </table:table-cell>
          <table:table-cell office:value-type="float" office:value="5262" table:style-name="ce13">
            <text:p>5,262</text:p>
          </table:table-cell>
          <table:table-cell office:value-type="float" office:value="29198" table:style-name="ce13">
            <text:p>29,19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602" table:style-name="ce13">
            <text:p>9,602</text:p>
          </table:table-cell>
          <table:table-cell office:value-type="float" office:value="5029" table:style-name="ce13">
            <text:p>5,029</text:p>
          </table:table-cell>
          <table:table-cell office:value-type="float" office:value="6" table:style-name="ce13">
            <text:p>6</text:p>
          </table:table-cell>
          <table:table-cell office:value-type="float" office:value="58" table:style-name="ce13">
            <text:p>58</text:p>
          </table:table-cell>
          <table:table-cell office:value-type="float" office:value="10615" table:style-name="ce13">
            <text:p>10,615</text:p>
          </table:table-cell>
          <table:table-cell office:value-type="float" office:value="2191" table:style-name="ce13">
            <text:p>2,191</text:p>
          </table:table-cell>
          <table:table-cell office:value-type="float" office:value="35321" table:style-name="ce13">
            <text:p>35,321</text:p>
          </table:table-cell>
          <table:table-cell office:value-type="float" office:value="0" table:style-name="ce13">
            <text:p>0</text:p>
          </table:table-cell>
          <table:table-cell office:value-type="float" office:value="0.32" table:style-name="ce14">
            <text:p>0.32</text:p>
          </table:table-cell>
          <table:table-cell office:value-type="float" office:value="0" table:style-name="ce14">
            <text:p>0.00</text:p>
          </table:table-cell>
          <table:table-cell office:value-type="float" office:value="415.64" table:style-name="ce14">
            <text:p>415.64</text:p>
          </table:table-cell>
          <table:table-cell office:value-type="float" office:value="75" table:style-name="ce13">
            <text:p>75</text:p>
          </table:table-cell>
          <table:table-cell office:value-type="float" office:value="518" table:style-name="ce13">
            <text:p>5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60499" table:style-name="ce13">
            <text:p>860,499</text:p>
          </table:table-cell>
          <table:table-cell office:value-type="float" office:value="513296" table:style-name="ce13">
            <text:p>513,296</text:p>
          </table:table-cell>
          <table:table-cell office:value-type="float" office:value="10967" table:style-name="ce13">
            <text:p>10,967</text:p>
          </table:table-cell>
          <table:table-cell office:value-type="float" office:value="6004" table:style-name="ce13">
            <text:p>6,004</text:p>
          </table:table-cell>
          <table:table-cell office:value-type="float" office:value="1659163" table:style-name="ce13">
            <text:p>1,659,163</text:p>
          </table:table-cell>
          <table:table-cell office:value-type="float" office:value="1564420" table:style-name="ce13">
            <text:p>1,564,420</text:p>
          </table:table-cell>
          <table:table-cell office:value-type="float" office:value="3122281" table:style-name="ce13">
            <text:p>3,122,281</text:p>
          </table:table-cell>
          <table:table-cell office:value-type="float" office:value="4924" table:style-name="ce13">
            <text:p>4,924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31.04" table:style-name="ce14">
            <text:p>231.04</text:p>
          </table:table-cell>
          <table:table-cell office:value-type="float" office:value="6526" table:style-name="ce13">
            <text:p>6,526</text:p>
          </table:table-cell>
          <table:table-cell office:value-type="float" office:value="34275" table:style-name="ce13">
            <text:p>34,27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09581" table:style-name="ce13">
            <text:p>109,581</text:p>
          </table:table-cell>
          <table:table-cell office:value-type="float" office:value="55593" table:style-name="ce13">
            <text:p>55,593</text:p>
          </table:table-cell>
          <table:table-cell office:value-type="float" office:value="1103" table:style-name="ce13">
            <text:p>1,103</text:p>
          </table:table-cell>
          <table:table-cell office:value-type="float" office:value="985" table:style-name="ce13">
            <text:p>985</text:p>
          </table:table-cell>
          <table:table-cell office:value-type="float" office:value="201156" table:style-name="ce13">
            <text:p>201,156</text:p>
          </table:table-cell>
          <table:table-cell office:value-type="float" office:value="71401" table:style-name="ce13">
            <text:p>71,401</text:p>
          </table:table-cell>
          <table:table-cell office:value-type="float" office:value="283507" table:style-name="ce13">
            <text:p>283,507</text:p>
          </table:table-cell>
          <table:table-cell office:value-type="float" office:value="214" table:style-name="ce13">
            <text:p>214</text:p>
          </table:table-cell>
          <table:table-cell office:value-type="float" office:value="0.7" table:style-name="ce14">
            <text:p>0.70</text:p>
          </table:table-cell>
          <table:table-cell office:value-type="float" office:value="0.15" table:style-name="ce14">
            <text:p>0.15</text:p>
          </table:table-cell>
          <table:table-cell office:value-type="float" office:value="367.51" table:style-name="ce14">
            <text:p>367.51</text:p>
          </table:table-cell>
          <table:table-cell office:value-type="float" office:value="0" table:style-name="ce13">
            <text:p>0</text:p>
          </table:table-cell>
          <table:table-cell office:value-type="float" office:value="3061" table:style-name="ce13">
            <text:p>3,06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225" table:style-name="ce13">
            <text:p>15,225</text:p>
          </table:table-cell>
          <table:table-cell office:value-type="float" office:value="10360" table:style-name="ce13">
            <text:p>10,360</text:p>
          </table:table-cell>
          <table:table-cell office:value-type="float" office:value="90" table:style-name="ce13">
            <text:p>90</text:p>
          </table:table-cell>
          <table:table-cell office:value-type="float" office:value="44" table:style-name="ce13">
            <text:p>44</text:p>
          </table:table-cell>
          <table:table-cell office:value-type="float" office:value="20821" table:style-name="ce13">
            <text:p>20,821</text:p>
          </table:table-cell>
          <table:table-cell office:value-type="float" office:value="12805" table:style-name="ce13">
            <text:p>12,805</text:p>
          </table:table-cell>
          <table:table-cell office:value-type="float" office:value="98285" table:style-name="ce13">
            <text:p>98,285</text:p>
          </table:table-cell>
          <table:table-cell office:value-type="float" office:value="12" table:style-name="ce13">
            <text:p>12</text:p>
          </table:table-cell>
          <table:table-cell office:value-type="float" office:value="0.91" table:style-name="ce14">
            <text:p>0.91</text:p>
          </table:table-cell>
          <table:table-cell office:value-type="float" office:value="0" table:style-name="ce14">
            <text:p>0.00</text:p>
          </table:table-cell>
          <table:table-cell office:value-type="float" office:value="4036.58" table:style-name="ce14">
            <text:p>4,036.58</text:p>
          </table:table-cell>
          <table:table-cell office:value-type="float" office:value="239" table:style-name="ce13">
            <text:p>239</text:p>
          </table:table-cell>
          <table:table-cell office:value-type="float" office:value="751" table:style-name="ce13">
            <text:p>7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48916" table:style-name="ce13">
            <text:p>2,248,916</text:p>
          </table:table-cell>
          <table:table-cell office:value-type="float" office:value="1302505" table:style-name="ce13">
            <text:p>1,302,505</text:p>
          </table:table-cell>
          <table:table-cell office:value-type="float" office:value="33011" table:style-name="ce13">
            <text:p>33,011</text:p>
          </table:table-cell>
          <table:table-cell office:value-type="float" office:value="14685" table:style-name="ce13">
            <text:p>14,685</text:p>
          </table:table-cell>
          <table:table-cell office:value-type="float" office:value="5610626" table:style-name="ce13">
            <text:p>5,610,626</text:p>
          </table:table-cell>
          <table:table-cell office:value-type="float" office:value="3509628" table:style-name="ce13">
            <text:p>3,509,628</text:p>
          </table:table-cell>
          <table:table-cell office:value-type="float" office:value="7400906" table:style-name="ce13">
            <text:p>7,400,906</text:p>
          </table:table-cell>
          <table:table-cell office:value-type="float" office:value="35331" table:style-name="ce13">
            <text:p>35,331</text:p>
          </table:table-cell>
          <table:table-cell office:value-type="float" office:value="0.22" table:style-name="ce14">
            <text:p>0.22</text:p>
          </table:table-cell>
          <table:table-cell office:value-type="float" office:value="0" table:style-name="ce14">
            <text:p>0.00</text:p>
          </table:table-cell>
          <table:table-cell office:value-type="float" office:value="153.19999999999999" table:style-name="ce14">
            <text:p>153.20</text:p>
          </table:table-cell>
          <table:table-cell office:value-type="float" office:value="17647" table:style-name="ce13">
            <text:p>17,647</text:p>
          </table:table-cell>
          <table:table-cell office:value-type="float" office:value="87987" table:style-name="ce13">
            <text:p>87,9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07898" table:style-name="ce13">
            <text:p>1,607,898</text:p>
          </table:table-cell>
          <table:table-cell office:value-type="float" office:value="1023409" table:style-name="ce13">
            <text:p>1,023,409</text:p>
          </table:table-cell>
          <table:table-cell office:value-type="float" office:value="11180" table:style-name="ce13">
            <text:p>11,180</text:p>
          </table:table-cell>
          <table:table-cell office:value-type="float" office:value="5746" table:style-name="ce13">
            <text:p>5,746</text:p>
          </table:table-cell>
          <table:table-cell office:value-type="float" office:value="4120758" table:style-name="ce13">
            <text:p>4,120,758</text:p>
          </table:table-cell>
          <table:table-cell office:value-type="float" office:value="4949797" table:style-name="ce13">
            <text:p>4,949,797</text:p>
          </table:table-cell>
          <table:table-cell office:value-type="float" office:value="3694760" table:style-name="ce13">
            <text:p>3,694,760</text:p>
          </table:table-cell>
          <table:table-cell office:value-type="float" office:value="114362" table:style-name="ce13">
            <text:p>114,362</text:p>
          </table:table-cell>
          <table:table-cell office:value-type="float" office:value="0.34" table:style-name="ce14">
            <text:p>0.34</text:p>
          </table:table-cell>
          <table:table-cell office:value-type="float" office:value="0.09" table:style-name="ce14">
            <text:p>0.09</text:p>
          </table:table-cell>
          <table:table-cell office:value-type="float" office:value="100.59" table:style-name="ce14">
            <text:p>100.59</text:p>
          </table:table-cell>
          <table:table-cell office:value-type="float" office:value="13871" table:style-name="ce13">
            <text:p>13,871</text:p>
          </table:table-cell>
          <table:table-cell office:value-type="float" office:value="69878" table:style-name="ce13">
            <text:p>69,8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8676" table:style-name="ce13">
            <text:p>1,168,676</text:p>
          </table:table-cell>
          <table:table-cell office:value-type="float" office:value="644726" table:style-name="ce13">
            <text:p>644,726</text:p>
          </table:table-cell>
          <table:table-cell office:value-type="float" office:value="3470" table:style-name="ce13">
            <text:p>3,470</text:p>
          </table:table-cell>
          <table:table-cell office:value-type="float" office:value="6351" table:style-name="ce13">
            <text:p>6,351</text:p>
          </table:table-cell>
          <table:table-cell office:value-type="float" office:value="1415439" table:style-name="ce13">
            <text:p>1,415,439</text:p>
          </table:table-cell>
          <table:table-cell office:value-type="float" office:value="2876689" table:style-name="ce13">
            <text:p>2,876,689</text:p>
          </table:table-cell>
          <table:table-cell office:value-type="float" office:value="3767598" table:style-name="ce13">
            <text:p>3,767,598</text:p>
          </table:table-cell>
          <table:table-cell office:value-type="float" office:value="11927" table:style-name="ce13">
            <text:p>11,927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46.82" table:style-name="ce14">
            <text:p>846.82</text:p>
          </table:table-cell>
          <table:table-cell office:value-type="float" office:value="6207" table:style-name="ce13">
            <text:p>6,207</text:p>
          </table:table-cell>
          <table:table-cell office:value-type="float" office:value="31066" table:style-name="ce13">
            <text:p>31,06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39844" table:style-name="ce13">
            <text:p>2,039,844</text:p>
          </table:table-cell>
          <table:table-cell office:value-type="float" office:value="1058270" table:style-name="ce13">
            <text:p>1,058,270</text:p>
          </table:table-cell>
          <table:table-cell office:value-type="float" office:value="19096" table:style-name="ce13">
            <text:p>19,096</text:p>
          </table:table-cell>
          <table:table-cell office:value-type="float" office:value="8836" table:style-name="ce13">
            <text:p>8,836</text:p>
          </table:table-cell>
          <table:table-cell office:value-type="float" office:value="4260632" table:style-name="ce13">
            <text:p>4,260,632</text:p>
          </table:table-cell>
          <table:table-cell office:value-type="float" office:value="4522051" table:style-name="ce13">
            <text:p>4,522,051</text:p>
          </table:table-cell>
          <table:table-cell office:value-type="float" office:value="7188756" table:style-name="ce13">
            <text:p>7,188,756</text:p>
          </table:table-cell>
          <table:table-cell office:value-type="float" office:value="74945" table:style-name="ce13">
            <text:p>74,945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678.61" table:style-name="ce14">
            <text:p>678.61</text:p>
          </table:table-cell>
          <table:table-cell office:value-type="float" office:value="12459" table:style-name="ce13">
            <text:p>12,459</text:p>
          </table:table-cell>
          <table:table-cell office:value-type="float" office:value="72560" table:style-name="ce13">
            <text:p>72,5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091494" table:style-name="ce13">
            <text:p>6,091,494</text:p>
          </table:table-cell>
          <table:table-cell office:value-type="float" office:value="4342924" table:style-name="ce13">
            <text:p>4,342,924</text:p>
          </table:table-cell>
          <table:table-cell office:value-type="float" office:value="68499" table:style-name="ce13">
            <text:p>68,499</text:p>
          </table:table-cell>
          <table:table-cell office:value-type="float" office:value="26453" table:style-name="ce13">
            <text:p>26,453</text:p>
          </table:table-cell>
          <table:table-cell office:value-type="float" office:value="12741159" table:style-name="ce13">
            <text:p>12,741,159</text:p>
          </table:table-cell>
          <table:table-cell office:value-type="float" office:value="15723532" table:style-name="ce13">
            <text:p>15,723,532</text:p>
          </table:table-cell>
          <table:table-cell office:value-type="float" office:value="35346478" table:style-name="ce13">
            <text:p>35,346,478</text:p>
          </table:table-cell>
          <table:table-cell office:value-type="float" office:value="222915" table:style-name="ce13">
            <text:p>222,915</text:p>
          </table:table-cell>
          <table:table-cell office:value-type="float" office:value="0.21" table:style-name="ce14">
            <text:p>0.21</text:p>
          </table:table-cell>
          <table:table-cell office:value-type="float" office:value="0.04" table:style-name="ce14">
            <text:p>0.04</text:p>
          </table:table-cell>
          <table:table-cell office:value-type="float" office:value="564.78" table:style-name="ce14">
            <text:p>564.78</text:p>
          </table:table-cell>
          <table:table-cell office:value-type="float" office:value="42707" table:style-name="ce13">
            <text:p>42,707</text:p>
          </table:table-cell>
          <table:table-cell office:value-type="float" office:value="222197" table:style-name="ce13">
            <text:p>222,1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3062" table:style-name="ce13">
            <text:p>363,062</text:p>
          </table:table-cell>
          <table:table-cell office:value-type="float" office:value="176179" table:style-name="ce13">
            <text:p>176,179</text:p>
          </table:table-cell>
          <table:table-cell office:value-type="float" office:value="3485" table:style-name="ce13">
            <text:p>3,485</text:p>
          </table:table-cell>
          <table:table-cell office:value-type="float" office:value="4657" table:style-name="ce13">
            <text:p>4,657</text:p>
          </table:table-cell>
          <table:table-cell office:value-type="float" office:value="1106951" table:style-name="ce13">
            <text:p>1,106,951</text:p>
          </table:table-cell>
          <table:table-cell office:value-type="float" office:value="710038" table:style-name="ce13">
            <text:p>710,038</text:p>
          </table:table-cell>
          <table:table-cell office:value-type="float" office:value="838320" table:style-name="ce13">
            <text:p>838,320</text:p>
          </table:table-cell>
          <table:table-cell office:value-type="float" office:value="5589" table:style-name="ce13">
            <text:p>5,589</text:p>
          </table:table-cell>
          <table:table-cell office:value-type="float" office:value="0.73" table:style-name="ce14">
            <text:p>0.73</text:p>
          </table:table-cell>
          <table:table-cell office:value-type="float" office:value="0.43" table:style-name="ce14">
            <text:p>0.43</text:p>
          </table:table-cell>
          <table:table-cell office:value-type="float" office:value="182.95" table:style-name="ce14">
            <text:p>182.95</text:p>
          </table:table-cell>
          <table:table-cell office:value-type="float" office:value="5897" table:style-name="ce13">
            <text:p>5,897</text:p>
          </table:table-cell>
          <table:table-cell office:value-type="float" office:value="32744" table:style-name="ce13">
            <text:p>32,7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6071" table:style-name="ce13">
            <text:p>606,071</text:p>
          </table:table-cell>
          <table:table-cell office:value-type="float" office:value="327965" table:style-name="ce13">
            <text:p>327,965</text:p>
          </table:table-cell>
          <table:table-cell office:value-type="float" office:value="5242" table:style-name="ce13">
            <text:p>5,242</text:p>
          </table:table-cell>
          <table:table-cell office:value-type="float" office:value="5714" table:style-name="ce13">
            <text:p>5,714</text:p>
          </table:table-cell>
          <table:table-cell office:value-type="float" office:value="1450945" table:style-name="ce13">
            <text:p>1,450,945</text:p>
          </table:table-cell>
          <table:table-cell office:value-type="float" office:value="1900017" table:style-name="ce13">
            <text:p>1,900,017</text:p>
          </table:table-cell>
          <table:table-cell office:value-type="float" office:value="2471155" table:style-name="ce13">
            <text:p>2,471,155</text:p>
          </table:table-cell>
          <table:table-cell office:value-type="float" office:value="21609" table:style-name="ce13">
            <text:p>21,609</text:p>
          </table:table-cell>
          <table:table-cell office:value-type="float" office:value="0.67" table:style-name="ce14">
            <text:p>0.67</text:p>
          </table:table-cell>
          <table:table-cell office:value-type="float" office:value="0" table:style-name="ce14">
            <text:p>0.00</text:p>
          </table:table-cell>
          <table:table-cell office:value-type="float" office:value="264.18" table:style-name="ce14">
            <text:p>264.18</text:p>
          </table:table-cell>
          <table:table-cell office:value-type="float" office:value="10958" table:style-name="ce13">
            <text:p>10,958</text:p>
          </table:table-cell>
          <table:table-cell office:value-type="float" office:value="60327" table:style-name="ce13">
            <text:p>60,3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482938" table:style-name="ce13">
            <text:p>5,482,938</text:p>
          </table:table-cell>
          <table:table-cell office:value-type="float" office:value="3934265" table:style-name="ce13">
            <text:p>3,934,265</text:p>
          </table:table-cell>
          <table:table-cell office:value-type="float" office:value="50310" table:style-name="ce13">
            <text:p>50,310</text:p>
          </table:table-cell>
          <table:table-cell office:value-type="float" office:value="33337" table:style-name="ce13">
            <text:p>33,337</text:p>
          </table:table-cell>
          <table:table-cell office:value-type="float" office:value="10546717" table:style-name="ce13">
            <text:p>10,546,717</text:p>
          </table:table-cell>
          <table:table-cell office:value-type="float" office:value="19066857" table:style-name="ce13">
            <text:p>19,066,857</text:p>
          </table:table-cell>
          <table:table-cell office:value-type="float" office:value="23255398" table:style-name="ce13">
            <text:p>23,255,398</text:p>
          </table:table-cell>
          <table:table-cell office:value-type="float" office:value="153877" table:style-name="ce13">
            <text:p>153,877</text:p>
          </table:table-cell>
          <table:table-cell office:value-type="float" office:value="0.2" table:style-name="ce14">
            <text:p>0.20</text:p>
          </table:table-cell>
          <table:table-cell office:value-type="float" office:value="0.01" table:style-name="ce14">
            <text:p>0.01</text:p>
          </table:table-cell>
          <table:table-cell office:value-type="float" office:value="826.56" table:style-name="ce14">
            <text:p>826.56</text:p>
          </table:table-cell>
          <table:table-cell office:value-type="float" office:value="29789" table:style-name="ce13">
            <text:p>29,789</text:p>
          </table:table-cell>
          <table:table-cell office:value-type="float" office:value="152016" table:style-name="ce13">
            <text:p>152,01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7735" table:style-name="ce13">
            <text:p>147,735</text:p>
          </table:table-cell>
          <table:table-cell office:value-type="float" office:value="98071" table:style-name="ce13">
            <text:p>98,071</text:p>
          </table:table-cell>
          <table:table-cell office:value-type="float" office:value="331" table:style-name="ce13">
            <text:p>331</text:p>
          </table:table-cell>
          <table:table-cell office:value-type="float" office:value="664" table:style-name="ce13">
            <text:p>664</text:p>
          </table:table-cell>
          <table:table-cell office:value-type="float" office:value="283965" table:style-name="ce13">
            <text:p>283,965</text:p>
          </table:table-cell>
          <table:table-cell office:value-type="float" office:value="118782" table:style-name="ce13">
            <text:p>118,782</text:p>
          </table:table-cell>
          <table:table-cell office:value-type="float" office:value="261039" table:style-name="ce13">
            <text:p>261,039</text:p>
          </table:table-cell>
          <table:table-cell office:value-type="float" office:value="1859" table:style-name="ce13">
            <text:p>1,859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" table:style-name="ce14">
            <text:p>0.00</text:p>
          </table:table-cell>
          <table:table-cell office:value-type="float" office:value="933.47" table:style-name="ce14">
            <text:p>933.47</text:p>
          </table:table-cell>
          <table:table-cell office:value-type="float" office:value="406" table:style-name="ce13">
            <text:p>406</text:p>
          </table:table-cell>
          <table:table-cell office:value-type="float" office:value="3088" table:style-name="ce13">
            <text:p>3,0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153" table:style-name="ce13">
            <text:p>124,153</text:p>
          </table:table-cell>
          <table:table-cell office:value-type="float" office:value="58549" table:style-name="ce13">
            <text:p>58,549</text:p>
          </table:table-cell>
          <table:table-cell office:value-type="float" office:value="316" table:style-name="ce13">
            <text:p>316</text:p>
          </table:table-cell>
          <table:table-cell office:value-type="float" office:value="542" table:style-name="ce13">
            <text:p>542</text:p>
          </table:table-cell>
          <table:table-cell office:value-type="float" office:value="232502" table:style-name="ce13">
            <text:p>232,502</text:p>
          </table:table-cell>
          <table:table-cell office:value-type="float" office:value="1128796" table:style-name="ce13">
            <text:p>1,128,796</text:p>
          </table:table-cell>
          <table:table-cell office:value-type="float" office:value="303230" table:style-name="ce13">
            <text:p>303,230</text:p>
          </table:table-cell>
          <table:table-cell office:value-type="float" office:value="360" table:style-name="ce13">
            <text:p>360</text:p>
          </table:table-cell>
          <table:table-cell office:value-type="float" office:value="0.36" table:style-name="ce14">
            <text:p>0.36</text:p>
          </table:table-cell>
          <table:table-cell office:value-type="float" office:value="0.03" table:style-name="ce14">
            <text:p>0.03</text:p>
          </table:table-cell>
          <table:table-cell office:value-type="float" office:value="199.66" table:style-name="ce14">
            <text:p>199.66</text:p>
          </table:table-cell>
          <table:table-cell office:value-type="float" office:value="7031" table:style-name="ce13">
            <text:p>7,031</text:p>
          </table:table-cell>
          <table:table-cell office:value-type="float" office:value="7031" table:style-name="ce13">
            <text:p>7,0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004324" table:style-name="ce13">
            <text:p>7,004,324</text:p>
          </table:table-cell>
          <table:table-cell office:value-type="float" office:value="4607134" table:style-name="ce13">
            <text:p>4,607,134</text:p>
          </table:table-cell>
          <table:table-cell office:value-type="float" office:value="60942" table:style-name="ce13">
            <text:p>60,942</text:p>
          </table:table-cell>
          <table:table-cell office:value-type="float" office:value="29540" table:style-name="ce13">
            <text:p>29,540</text:p>
          </table:table-cell>
          <table:table-cell office:value-type="float" office:value="16777183" table:style-name="ce13">
            <text:p>16,777,183</text:p>
          </table:table-cell>
          <table:table-cell office:value-type="float" office:value="16982842" table:style-name="ce13">
            <text:p>16,982,842</text:p>
          </table:table-cell>
          <table:table-cell office:value-type="float" office:value="29753054" table:style-name="ce13">
            <text:p>29,753,054</text:p>
          </table:table-cell>
          <table:table-cell office:value-type="float" office:value="483106" table:style-name="ce13">
            <text:p>483,106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479.33" table:style-name="ce14">
            <text:p>479.33</text:p>
          </table:table-cell>
          <table:table-cell office:value-type="float" office:value="56618" table:style-name="ce13">
            <text:p>56,618</text:p>
          </table:table-cell>
          <table:table-cell office:value-type="float" office:value="298583" table:style-name="ce13">
            <text:p>298,58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86724" table:style-name="ce13">
            <text:p>586,724</text:p>
          </table:table-cell>
          <table:table-cell office:value-type="float" office:value="283079" table:style-name="ce13">
            <text:p>283,079</text:p>
          </table:table-cell>
          <table:table-cell office:value-type="float" office:value="1590" table:style-name="ce13">
            <text:p>1,590</text:p>
          </table:table-cell>
          <table:table-cell office:value-type="float" office:value="1448" table:style-name="ce13">
            <text:p>1,448</text:p>
          </table:table-cell>
          <table:table-cell office:value-type="float" office:value="445196" table:style-name="ce13">
            <text:p>445,196</text:p>
          </table:table-cell>
          <table:table-cell office:value-type="float" office:value="791047" table:style-name="ce13">
            <text:p>791,047</text:p>
          </table:table-cell>
          <table:table-cell office:value-type="float" office:value="890520" table:style-name="ce13">
            <text:p>890,520</text:p>
          </table:table-cell>
          <table:table-cell office:value-type="float" office:value="2833" table:style-name="ce13">
            <text:p>2,833</text:p>
          </table:table-cell>
          <table:table-cell office:value-type="float" office:value="0.59" table:style-name="ce14">
            <text:p>0.59</text:p>
          </table:table-cell>
          <table:table-cell office:value-type="float" office:value="0.12" table:style-name="ce14">
            <text:p>0.12</text:p>
          </table:table-cell>
          <table:table-cell office:value-type="float" office:value="408.48" table:style-name="ce14">
            <text:p>408.48</text:p>
          </table:table-cell>
          <table:table-cell office:value-type="float" office:value="556" table:style-name="ce13">
            <text:p>556</text:p>
          </table:table-cell>
          <table:table-cell office:value-type="float" office:value="4706" table:style-name="ce13">
            <text:p>4,70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8708" table:style-name="ce13">
            <text:p>178,708</text:p>
          </table:table-cell>
          <table:table-cell office:value-type="float" office:value="111323" table:style-name="ce13">
            <text:p>111,323</text:p>
          </table:table-cell>
          <table:table-cell office:value-type="float" office:value="1768" table:style-name="ce13">
            <text:p>1,768</text:p>
          </table:table-cell>
          <table:table-cell office:value-type="float" office:value="2932" table:style-name="ce13">
            <text:p>2,932</text:p>
          </table:table-cell>
          <table:table-cell office:value-type="float" office:value="297372" table:style-name="ce13">
            <text:p>297,372</text:p>
          </table:table-cell>
          <table:table-cell office:value-type="float" office:value="0" table:style-name="ce13">
            <text:p>0</text:p>
          </table:table-cell>
          <table:table-cell office:value-type="float" office:value="2507810" table:style-name="ce13">
            <text:p>2,507,810</text:p>
          </table:table-cell>
          <table:table-cell office:value-type="float" office:value="365" table:style-name="ce13">
            <text:p>365</text:p>
          </table:table-cell>
          <table:table-cell office:value-type="float" office:value="0.38" table:style-name="ce14">
            <text:p>0.38</text:p>
          </table:table-cell>
          <table:table-cell office:value-type="float" office:value="0" table:style-name="ce14">
            <text:p>0.00</text:p>
          </table:table-cell>
          <table:table-cell office:value-type="float" office:value="1070.32" table:style-name="ce14">
            <text:p>1,070.32</text:p>
          </table:table-cell>
          <table:table-cell office:value-type="float" office:value="1801" table:style-name="ce13">
            <text:p>1,801</text:p>
          </table:table-cell>
          <table:table-cell office:value-type="float" office:value="19505" table:style-name="ce13">
            <text:p>19,50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8680316" table:style-name="ce13">
            <text:p>48,680,316</text:p>
          </table:table-cell>
          <table:table-cell office:value-type="float" office:value="32183705" table:style-name="ce13">
            <text:p>32,183,705</text:p>
          </table:table-cell>
          <table:table-cell office:value-type="float" office:value="469613" table:style-name="ce13">
            <text:p>469,613</text:p>
          </table:table-cell>
          <table:table-cell office:value-type="float" office:value="296157" table:style-name="ce13">
            <text:p>296,157</text:p>
          </table:table-cell>
          <table:table-cell office:value-type="float" office:value="105961028" table:style-name="ce13">
            <text:p>105,961,028</text:p>
          </table:table-cell>
          <table:table-cell office:value-type="float" office:value="128389868" table:style-name="ce13">
            <text:p>128,389,868</text:p>
          </table:table-cell>
          <table:table-cell office:value-type="float" office:value="214681106" table:style-name="ce13">
            <text:p>214,681,106</text:p>
          </table:table-cell>
          <table:table-cell office:value-type="float" office:value="1516894" table:style-name="ce13">
            <text:p>1,516,894</text:p>
          </table:table-cell>
          <table:table-cell office:value-type="float" office:value="0.23299404645443531" table:style-name="ce14">
            <text:p>0.23</text:p>
          </table:table-cell>
          <table:table-cell office:value-type="float" office:value="0.03" table:style-name="ce14">
            <text:p>0.03</text:p>
          </table:table-cell>
          <table:table-cell office:value-type="float" office:value="497.85502105755296" table:style-name="ce14">
            <text:p>497.86</text:p>
          </table:table-cell>
          <table:table-cell office:value-type="float" office:value="367737" table:style-name="ce13">
            <text:p>367,737</text:p>
          </table:table-cell>
          <table:table-cell office:value-type="float" office:value="1928041" table:style-name="ce13">
            <text:p>1,928,041</text:p>
          </table:table-cell>
          <table:table-cell table:number-columns-repeated="16370" table:style-name="ce15"/>
        </table:table-row>
        <table:table-row table:style-name="ro5">
          <table:table-cell table:number-columns-repeated="16384" table:style-name="ce15"/>
        </table:table-row>
        <table:table-row table:style-name="ro5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5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</table:table>
      <table:table table:name="'file:///D:/48100/新聞稿/新聞稿.xlsm'#Working" table:style-name="ta2">
        <table:table-source xlink:href="file:///D:/48100/新聞稿/新聞稿.xlsm" table:table-name="Wor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工作表1" table:style-name="ta2">
        <table:table-source xlink:href="file:///D:/48100/新聞稿/新聞稿.xlsm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原始" table:style-name="ta2">
        <table:table-source xlink:href="file:///D:/48100/新聞稿/新聞稿.xlsm" table:table-name="原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刪除" table:style-name="ta2">
        <table:table-source xlink:href="file:///D:/48100/新聞稿/新聞稿.xlsm" table:table-name="刪除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債協" table:style-name="ta2">
        <table:table-source xlink:href="file:///D:/48100/新聞稿/新聞稿.xlsm" table:table-name="債協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揭露" table:style-name="ta2">
        <table:table-source xlink:href="file:///D:/48100/新聞稿/新聞稿.xlsm" table:table-name="揭露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比較表" table:style-name="ta2">
        <table:table-source xlink:href="file:///D:/48100/新聞稿/新聞稿.xlsm" table:table-name="比較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10905" table:style-name="ta2">
        <table:table-source xlink:href="file:///D:/48100/新聞稿/新聞稿.xlsm" table:table-name="10905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20-06-22T01:29:45Z</meta:creation-date>
    <dc:date>2020-06-22T01:29:51Z</dc:date>
    <meta:print-date>2020-06-22T01:29:46Z</meta:print-date>
  </office:meta>
</office:document-meta>
</file>